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1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8-08" calcext:value-type="date">
            <text:p>08/08/2025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29" office:value-type="string" calcext:value-type="string">
            <text:p>Mens. 08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9-04" calcext:value-type="date">
            <text:p>04/09/2025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29" office:value-type="string" calcext:value-type="string">
            <text:p>Mens. 09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0-09" calcext:value-type="date">
            <text:p>09/10/2025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29" office:value-type="string" calcext:value-type="string">
            <text:p>Mens. 10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1-10" calcext:value-type="date">
            <text:p>10/11/2025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29" office:value-type="string" calcext:value-type="string">
            <text:p>Mens. 1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2-05" calcext:value-type="date">
            <text:p>05/12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29" office:value-type="string" calcext:value-type="string">
            <text:p>Mens. 1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6-01-09" calcext:value-type="date">
            <text:p>09/01/2026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7])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58:52.724078600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58:52.731192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1:56</meta:creation-date>
    <dc:date>2026-01-20T16:59:23.771853200</dc:date>
    <dc:language>pt-PT</dc:language>
    <meta:editing-cycles>638</meta:editing-cycles>
    <meta:editing-duration>P1DT9H36M14S</meta:editing-duration>
    <meta:print-date>2021-06-25T13:43:09.170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